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1" style:family="text">
      <style:text-properties officeooo:rsid="00060909"/>
    </style:style>
    <style:style style:name="T2" style:family="text">
      <style:text-properties officeooo:rsid="0007b560"/>
    </style:style>
    <style:style style:name="T3" style:family="text">
      <style:text-properties officeooo:rsid="00091837"/>
    </style:style>
    <style:style style:name="T4" style:family="text">
      <style:text-properties officeooo:rsid="000afd6a"/>
    </style:style>
    <style:style style:name="T5" style:family="text">
      <style:text-properties officeooo:rsid="000ca808"/>
    </style:style>
    <style:style style:name="T6" style:family="text">
      <style:text-properties officeooo:rsid="000e04d7"/>
    </style:style>
    <style:style style:name="T7" style:family="text">
      <style:text-properties officeooo:rsid="000e1d2b"/>
    </style:style>
    <style:style style:name="T8" style:family="text">
      <style:text-properties officeooo:rsid="000f9b1d"/>
    </style:style>
    <style:style style:name="T9" style:family="text">
      <style:text-properties officeooo:rsid="00117baa"/>
    </style:style>
    <style:style style:name="T10" style:family="text">
      <style:text-properties officeooo:rsid="0014affb"/>
    </style:style>
    <style:style style:name="T11" style:family="text">
      <style:text-properties officeooo:rsid="001634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bookmark-start text:name="__DdeLink__40_543449328"/>Features:</text:p>
      <text:p text:style-name="Text_20_body">- Manage ECs.</text:p>
      <text:p text:style-name="Text_20_body">- <text:span text:style-name="T2">Manage Tech Faults.</text:span></text:p>
      <text:p text:style-name="Text_20_body">- Manage users.</text:p>
      <text:p text:style-name="Text_20_body">- Manage personal details.</text:p>
      <text:p text:style-name="Text_20_body">- Service Status.</text:p>
      <text:p text:style-name="Text_20_body">- Knowledge Base or FAQs.</text:p>
      <text:p text:style-name="Text_20_body">- Automated <text:span text:style-name="T2">Ticket </text:span>routing to specific admin/handler.</text:p>
      <text:p text:style-name="Text_20_body">- <text:span text:style-name="T2">Ticket</text:span>-specific chat function with <text:span text:style-name="T2">Ticket </text:span>handler or admin.</text:p>
      <text:p text:style-name="Text_20_body">- PDF/CSV generation reporting common EC reasons <text:span text:style-name="T3">and recurring faults.</text:span></text:p>
      <text:p text:style-name="Text_20_body">- <text:span text:style-name="T6">Data Visualisation.</text:span></text:p>
      <text:p text:style-name="Text_20_body"/>
      <text:p text:style-name="Text_20_body"/>
      <text:p text:style-name="Text_20_body">Students:</text:p>
      <text:p text:style-name="Text_20_body">- Create ECs.</text:p>
      <text:p text:style-name="Text_20_body">- <text:span text:style-name="T4">Create Tech Faults.</text:span></text:p>
      <text:p text:style-name="Text_20_body">- Filter through their <text:span text:style-name="T4">tickets</text:span> (dashboard).</text:p>
      <text:p text:style-name="Text_20_body">- View personal details.</text:p>
      <text:p text:style-name="Text_20_body"><text:bookmark-start text:name="__DdeLink__0_543449328"/>- Update personal details (including change password).<text:bookmark-end text:name="__DdeLink__0_543449328"/></text:p>
      <text:p text:style-name="Text_20_body"><text:bookmark-start text:name="__DdeLink__2_543449328"/>- View Service status.</text:p>
      <text:p text:style-name="Text_20_body"><text:bookmark-start text:name="__DdeLink__4_543449328"/>- View Knowledge Base/FAQs.<text:bookmark-end text:name="__DdeLink__4_543449328"/><text:bookmark-end text:name="__DdeLink__2_543449328"/></text:p>
      <text:p text:style-name="Text_20_body"><text:bookmark-start text:name="__DdeLink__6_543449328"/>- Participate in the chat with <text:span text:style-name="T5">ticket</text:span> handler regarding specific <text:span text:style-name="T5">ticket</text:span>.<text:bookmark-end text:name="__DdeLink__6_543449328"/></text:p>
      <text:p text:style-name="Text_20_body">- <text:span text:style-name="T1">Notified by email when a </text:span><text:span text:style-name="T5">ticket </text:span><text:span text:style-name="T1">has been resolved.</text:span></text:p>
      <text:p text:style-name="Text_20_body"/>
      <text:p text:style-name="Text_20_body"/>
      <text:p text:style-name="Text_20_body">EC Handler:</text:p>
      <text:p text:style-name="Text_20_body"><text:bookmark-start text:name="__DdeLink__9_543449328"/>- Accept/<text:span text:style-name="T5">Reject EC</text:span>.</text:p>
      <text:p text:style-name="Text_20_body">- Filter through their assigned <text:span text:style-name="T5">tickets</text:span>.</text:p>
      <text:p text:style-name="Text_20_body">- View personal details.</text:p>
      <text:p text:style-name="Text_20_body">- Update personal details (including change password).</text:p>
      <text:p text:style-name="Text_20_body">- View Service status.</text:p>
      <text:p text:style-name="Text_20_body">- View Knowledge Base/FAQs.</text:p>
      <text:p text:style-name="Text_20_body"><text:soft-page-break/>- Add to Knowledge Base /FAQs.</text:p>
      <text:p text:style-name="Text_20_body">- Participate in the chat with <text:span text:style-name="T7">student </text:span>regarding specific <text:span text:style-name="T8">EC</text:span>.<text:bookmark-end text:name="__DdeLink__9_543449328"/></text:p>
      <text:p text:style-name="Text_20_body"/>
      <text:p text:style-name="Text_20_body">Tech Fault Handler:</text:p>
      <text:p text:style-name="Text_20_body">- Accept/<text:span text:style-name="T5">Reject EC</text:span>.</text:p>
      <text:p text:style-name="Text_20_body">- Filter through their assigned <text:span text:style-name="T5">tickets</text:span>.</text:p>
      <text:p text:style-name="Text_20_body">- View personal details.</text:p>
      <text:p text:style-name="Text_20_body">- Update personal details (including change password).</text:p>
      <text:p text:style-name="Text_20_body">- View Service status.</text:p>
      <text:p text:style-name="Text_20_body">- View Knowledge Base/FAQs.</text:p>
      <text:p text:style-name="Text_20_body">- Add to Knowledge Base /FAQs.</text:p>
      <text:p text:style-name="Text_20_body">- Participate in the chat with <text:span text:style-name="T7">student </text:span>regarding specific <text:span text:style-name="T9">Tech Fault</text:span>.</text:p>
      <text:p text:style-name="Text_20_body"/>
      <text:p text:style-name="Text_20_body">Admin:</text:p>
      <text:p text:style-name="Text_20_body">- <text:span text:style-name="T10">Manage list of modules. </text:span><text:span text:style-name="T11">Consequently manage student’s enrolment to modules.</text:span></text:p>
      <text:p text:style-name="Text_20_body">- All of EC Handler <text:span text:style-name="T8">+ Tech Fault Handler</text:span></text:p>
      <text:p text:style-name="Text_20_body">- Update Service Status.</text:p>
      <text:p text:style-name="Text_20_body">- PDF/CSV generation.</text:p>
      <text:p text:style-name="Text_20_body">- Create users.</text:p>
      <text:p text:style-name="Text_20_body"><text:bookmark-end text:name="__DdeLink__40_54344932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2:44:43.496020813</meta:creation-date>
    <dc:date>2025-06-05T10:17:13.887782874</dc:date>
    <meta:editing-duration>PT2H29M28S</meta:editing-duration>
    <meta:editing-cycles>15</meta:editing-cycles>
    <meta:generator>LibreOffice/7.4.7.2$Linux_X86_64 LibreOffice_project/40$Build-2</meta:generator>
    <meta:document-statistic meta:table-count="0" meta:image-count="0" meta:object-count="0" meta:page-count="2" meta:paragraph-count="45" meta:word-count="231" meta:character-count="1443" meta:non-whitespace-character-count="1257"/>
  </office:meta>
</office:document-meta>
</file>